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7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0</text:p>
          </table:table-cell>
          <table:table-cell office:value-type="string" calcext:value-type="string">
            <text:p>Probando LXGB con parametros</text:p>
          </table:table-cell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8:00:53.4097207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28T18:04:58.860046110</dc:date>
    <meta:editing-duration>PT1H49M3S</meta:editing-duration>
    <meta:editing-cycles>6</meta:editing-cycles>
    <meta:document-statistic meta:table-count="1" meta:cell-count="80" meta:object-count="0"/>
  </office:meta>
</office:document-meta>
</file>